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Arial1" svg:font-family="Arial"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text-underline-style="none" style:font-style-asian="normal" style:font-style-complex="normal"/>
    </style:style>
    <style:style style:name="P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6" style:family="paragraph" style:parent-style-name="Heading_20_1">
      <style:paragraph-properties fo:text-align="center" style:justify-single-word="false"/>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list-style-name="L1">
      <style:text-properties fo:font-style="normal" style:text-underline-style="none" style:font-style-asian="normal" style:font-style-complex="normal"/>
    </style:style>
    <style:style style:name="P9"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font-name="Times New Roman"/>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6" text:outline-level="1"/>
      <text:h text:style-name="P6" text:outline-level="1"/>
      <text:h text:style-name="P6" text:outline-level="1"/>
      <text:h text:style-name="P6" text:outline-level="1"/>
      <text:h text:style-name="P6" text:outline-level="1">How to write Kitafiles for Kitaman</text:h>
      <text:p text:style-name="P1">Valid as for 14<text:span text:style-name="T1">th</text:span> of March 2008</text:p>
      <text:p text:style-name="P1">by Kirill Radzikhovskyy</text:p>
      <text:p text:style-name="P1">Silverpond</text:p>
      <text:p text:style-name="P1"><text:span text:style-name="T2">©</text:span>200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ab/>Welcome to the world of kitaman. <text:span text:style-name="T3">“Promise to a little girl and a big world”</text:span></text:p>
      <text:h text:style-name="Heading_20_3" text:outline-level="3">What is Kitaman</text:h>
      <text:p text:style-name="Text_20_body"><text:tab/>Kitaman is a universal package manager for (in theory) any POSIX driven OS, inspired by Gentoo's Portage. Its main goal is to build binary packages from source code, but is not limited to that. Also supports building binary distributable packages for usage on other computers, and able to be a “binary only” package manager.</text:p>
      <text:p text:style-name="Text_20_body"><text:tab/>Kitaman started and still excists as nothing but a free time thurst for knowledge. Its goal to learn insides of linux dictribuion systems and to create a nice, easy and simple yet universal package manager. Pariah team believes that portage has grew out of sizes and performance to unacceptable level. </text:p>
      <text:h text:style-name="Heading_20_3" text:outline-level="3">Small inside on how it really works ( recommended to read)</text:h>
      <text:p text:style-name="Text_20_body"><text:tab/>To understand better how kitaman works, its recommended that you know how to build programs from source manualy, and be familiar with at least “make” building system.</text:p>
      <text:p text:style-name="Text_20_body"/>
      <text:p text:style-name="Text_20_body">Lets try and see what happens when we tell kitaman the following</text:p>
      <text:p text:style-name="P3">kitaman packagename</text:p>
      <text:p text:style-name="P4">This command's meaning should be easy to understand, as the final outcome should be the installation of package in system.</text:p>
      <text:p text:style-name="P4">But how does kitaman know how to install the package?</text:p>
      <text:p text:style-name="P4">The answer is what we call kitafile (files with .kita extention).</text:p>
      <text:p text:style-name="P4">There is a kitafile for one specific package(eg bash.kita)</text:p>
      <text:p text:style-name="P4">Kitafiles themselves are versionless. </text:p>
      <text:p text:style-name="P4">Kitafiles contain instructions on Where to download source from, what are the dependencies(if any) how to build, configure the package and so on.</text:p>
      <text:p text:style-name="P4">If you know sh scripting language , then kitafiles syntax should be easy to follow.</text:p>
      <text:p text:style-name="P4"/>
      <text:p text:style-name="P4">To be generic to install a package kitaman goes though following</text:p>
      <text:list text:style-name="L1">
        <text:list-item>
          <text:p text:style-name="P8">Download Source Code</text:p>
        </text:list-item>
        <text:list-item>
          <text:p text:style-name="P8">Extract it</text:p>
        </text:list-item>
        <text:list-item>
          <text:p text:style-name="P8">Patch if necessary</text:p>
        </text:list-item>
        <text:list-item>
          <text:p text:style-name="P8">Compile</text:p>
        </text:list-item>
        <text:list-item>
          <text:p text:style-name="P8">Fakeroot install (special)</text:p>
        </text:list-item>
        <text:list-item>
          <text:p text:style-name="P8">Tarball binary files</text:p>
        </text:list-item>
        <text:list-item>
          <text:p text:style-name="P8">Merge binary files into /</text:p>
        </text:list-item>
        <text:list-item>
          <text:p text:style-name="P8">Post config instructions (unique to all packages)</text:p>
        </text:list-item>
      </text:list>
      <text:p text:style-name="P4"/>
      <text:p text:style-name="P5">Kitaman itself doesnt know how to hanle kitafiles, to allow different types on packages and syntax kitman loads needed modules to handle that or this package.</text:p>
      <text:p text:style-name="P5"><text:soft-page-break/>So each kitafile MUST have following line ( anywhere) </text:p>
      <text:p text:style-name="P5">KITA_TYPE=”type_of_current_kita_file”</text:p>
      <text:p text:style-name="P5">For now, there are only 2 types of kitafiles (this information will get outdated very soon)</text:p>
      <text:list text:style-name="L2">
        <text:list-item>
          <text:p text:style-name="P9">make</text:p>
          <text:list>
            <text:list-item>
              <text:p text:style-name="P9">The usual made driven packages</text:p>
            </text:list-item>
          </text:list>
        </text:list-item>
        <text:list-item>
          <text:p text:style-name="P9">meta</text:p>
          <text:list>
            <text:list-item>
              <text:p text:style-name="P9">Meta packages, are only dependency listers, and some post install configs</text:p>
            </text:list-item>
          </text:list>
        </text:list-item>
      </text:list>
      <text:h text:style-name="Heading_20_3" text:outline-level="3">Tutorial writing kitafiles for packages</text:h>
      <text:p text:style-name="Text_20_body"/>
      <text:p text:style-name="Text_20_body">Tutorial is on hold, since I still want to make a few changes to syntax</text:p>
      <text:p text:style-name="Text_20_body">But you do have brains, so you should not have any problems at figuring out by looking at provided kita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irill</meta:initial-creator>
    <meta:creation-date>2008-01-29T15:10:55</meta:creation-date>
    <dc:date>2008-11-21T19:25:36</dc:date>
    <meta:editing-cycles>30</meta:editing-cycles>
    <meta:editing-duration>PT54M31S</meta:editing-duration>
    <meta:user-defined meta:name="Info 1"/>
    <meta:user-defined meta:name="Info 2"/>
    <meta:user-defined meta:name="Info 3"/>
    <meta:user-defined meta:name="Info 4"/>
    <meta:document-statistic meta:table-count="0" meta:image-count="0" meta:object-count="0" meta:page-count="3" meta:paragraph-count="40" meta:word-count="437" meta:character-count="2604"/>
  </office:meta>
</office:document-meta>
</file>